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4e119"/>
    </style:style>
    <style:style style:name="P2" style:family="paragraph" style:parent-style-name="Standard">
      <style:text-properties officeooo:paragraph-rsid="00052fdb"/>
    </style:style>
    <style:style style:name="P3" style:family="paragraph" style:parent-style-name="Standard">
      <style:text-properties officeooo:paragraph-rsid="00062fc5"/>
    </style:style>
    <style:style style:name="P4" style:family="paragraph" style:parent-style-name="Standard">
      <style:text-properties officeooo:paragraph-rsid="00080cc5"/>
    </style:style>
    <style:style style:name="P5" style:family="paragraph" style:parent-style-name="Standard">
      <style:text-properties officeooo:paragraph-rsid="0008f67d"/>
    </style:style>
    <style:style style:name="P6" style:family="paragraph" style:parent-style-name="Standard">
      <style:text-properties officeooo:paragraph-rsid="000bb5ba"/>
    </style:style>
    <style:style style:name="P7" style:family="paragraph" style:parent-style-name="Text_20_body">
      <style:text-properties officeooo:paragraph-rsid="00052fdb"/>
    </style:style>
    <style:style style:name="P8" style:family="paragraph" style:parent-style-name="Text_20_body">
      <style:text-properties officeooo:paragraph-rsid="00062fc5"/>
    </style:style>
    <style:style style:name="P9" style:family="paragraph" style:parent-style-name="Text_20_body">
      <style:text-properties officeooo:paragraph-rsid="00080cc5"/>
    </style:style>
    <style:style style:name="P10" style:family="paragraph" style:parent-style-name="Text_20_body">
      <style:text-properties officeooo:paragraph-rsid="0008f67d"/>
    </style:style>
    <style:style style:name="P11" style:family="paragraph" style:parent-style-name="Heading_20_1">
      <style:text-properties officeooo:paragraph-rsid="0008f67d"/>
    </style:style>
    <style:style style:name="P12" style:family="paragraph" style:parent-style-name="Heading_20_2">
      <style:text-properties officeooo:paragraph-rsid="00062fc5"/>
    </style:style>
    <style:style style:name="P13" style:family="paragraph" style:parent-style-name="Heading_20_2">
      <style:text-properties officeooo:paragraph-rsid="00080cc5"/>
    </style:style>
    <style:style style:name="P14" style:family="paragraph" style:parent-style-name="Heading_20_2">
      <style:text-properties officeooo:paragraph-rsid="0008f67d"/>
    </style:style>
    <style:style style:name="T1" style:family="text">
      <style:text-properties officeooo:rsid="000426ba"/>
    </style:style>
    <style:style style:name="T2" style:family="text">
      <style:text-properties officeooo:rsid="0004e119"/>
    </style:style>
    <style:style style:name="T3" style:family="text">
      <style:text-properties officeooo:rsid="00052fdb"/>
    </style:style>
    <style:style style:name="T4" style:family="text">
      <style:text-properties officeooo:rsid="00062fc5"/>
    </style:style>
    <style:style style:name="T5" style:family="text">
      <style:text-properties officeooo:rsid="00080cc5"/>
    </style:style>
    <style:style style:name="T6" style:family="text">
      <style:text-properties officeooo:rsid="0008f67d"/>
    </style:style>
    <style:style style:name="T7" style:family="text">
      <style:text-properties officeooo:rsid="000a8ddc"/>
    </style:style>
    <style:style style:name="T8" style:family="text">
      <style:text-properties officeooo:rsid="000bb5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3">Affectation spatiale sous contraintes</text:span></text:p>
      <text:p text:style-name="P7"><text:span text:style-name="T3"/></text:p>
      <text:h text:style-name="Heading_20_1" text:outline-level="1"><text:span text:style-name="T3">Introduction</text:span></text:h>
      <text:p text:style-name="Text_20_body"><text:span text:style-name="T3"/></text:p>
      <text:p text:style-name="P2"><text:span text:style-name="T3">L'affectation est un problème d’optimisation combinatoire qui consiste, dans sa version simple, à affecter un certain nombre de ressources disponibles à un nombres de tâches dans l'objectif d'optimiser une fonction objectif. Il peut s'agir de minimiser des coûts ou maximiser les bénéfices. Ce problème peut être résolu en temps polynomial par la méthode hongroise également appelée algorithme de Kunh.</text:span></text:p>
      <text:p text:style-name="P2"><text:span text:style-name="T3">On peut étendre ce problème par des objectifs multiples, des contraintes changeantes en temps réel ou encore des contraintes probabilités traduisant une observation ou une connaissance partielle de l'environnement. On peut alors parler plus largement de planification, qui est un domaine ouvert de l'intelligence artificielle où de nombreuses formulations font apparaître des problèmes de la classe NP-difficile ou NP-complet sur lesquels de nombreuses équipes de recherches travaillent.</text:span></text:p>
      <text:p text:style-name="P2"><text:span text:style-name="T1"/></text:p>
      <text:p text:style-name="P2"><text:span text:style-name="T2">Dans le cadre de notre projet C++ nous avons choisi de réaliser un </text:span><text:span text:style-name="T3">(début de)</text:span><text:span text:style-name="T2"> framework permettant la modélisation et l'implémentation de problème de planification </text:span><text:span text:style-name="T3">spatiale</text:span><text:span text:style-name="T2"> sous contrainte</text:span><text:span text:style-name="T3">s</text:span><text:span text:style-name="T2">. Il s'agira de proposer </text:span><text:span text:style-name="T3">des briques logicielles permettant la création et la gestion d'IA pour la résolution de ce problème.</text:span></text:p>
      <text:p text:style-name="P2"><text:span text:style-name="T2">Enfin, pour illustrer la résolution temps réel des problèmes, en plus du framework, une application de simulation d'une Intelligence Artificielle sera développée. Il s'agira d'une application graphique montrant des unités d'un jeu vidéo affectées à divers postes pour maximiser divers objectifs pouvant changer au court du temps (équilibrage de ressources, objectif de construction, par exemple).</text:span></text:p>
      <text:p text:style-name="P2"><text:span text:style-name="T2"/></text:p>
      <text:h text:style-name="Heading_20_1" text:outline-level="1"><text:span text:style-name="T3">Le Framework</text:span></text:h>
      <text:h text:style-name="Heading_20_2" text:outline-level="2"><text:span text:style-name="T3">Description du système et objectifs</text:span><text:span text:style-name="T1"><text:line-break/></text:span></text:h>
      <text:p text:style-name="P1"><text:span text:style-name="T2">Le système doit permettre pour l'utilisateur la création d'une intelligence artificielle pour résoudre le problème d'affectation.</text:span></text:p>
      <text:p text:style-name="P1"><text:span text:style-name="T2">La création de l'IA se fait en plusieurs étapes :</text:span></text:p>
      <text:p text:style-name="P1"><text:span text:style-name="T2">- Définition de l'environnement (tâches, objectifs &amp; contraintes, unités)</text:span></text:p>
      <text:p text:style-name="P2"><text:span text:style-name="T3">- Définition d'une méthode d'apprentissage et d'un modèle d'observation de l'environnement</text:span></text:p>
      <text:p text:style-name="P1"><text:span text:style-name="T2">- Création d'une ou plusieurs stratégies de résolution du problème d'affectation</text:span></text:p>
      <text:p text:style-name="P1"><text:span text:style-name="T2"/></text:p>
      <text:p text:style-name="P1"><text:span text:style-name="T2">Une stratégie classique consiste </text:span><text:span text:style-name="T8">à </text:span><text:span text:style-name="T2">:</text:span></text:p>
      <text:p text:style-name="P1"><text:span text:style-name="T2">1- Discrétiser l'espace</text:span></text:p>
      <text:p text:style-name="P1"><text:span text:style-name="T2">2- Indexer les unités, les tâches et en règle générale les objets de l'environnement</text:span></text:p>
      <text:p text:style-name="P1"><text:span text:style-name="T2">3- Définir une fonction de coût</text:span></text:p>
      <text:p text:style-name="P1"><text:span text:style-name="T2">4- Définir un algorithme d'affectation</text:span></text:p>
      <text:p text:style-name="P1"><text:span text:style-name="T2"/></text:p>
      <text:p text:style-name="P6"><text:span text:style-name="T8">Une stratégie peut être vu comme un algorithme dont on va pouvoir changer les briques évoquées ci-dessus.</text:span></text:p>
      <text:p text:style-name="P1"><text:span text:style-name="T2"/></text:p>
      <text:p text:style-name="P2"><text:span text:style-name="T3">Cela fait apparaître plusieurs axes de travail qui seront autant de modules du projet :</text:span></text:p>
      <text:p text:style-name="P2"><text:span text:style-name="T3">- L'IA et l'environnement</text:span></text:p>
      <text:p text:style-name="P2"><text:soft-page-break/><text:span text:style-name="T3">- Un module d'algorithmes d'indexation spatiale</text:span><text:span text:style-name="T4"> et <text:s/>de partitionnement spatial</text:span></text:p>
      <text:p text:style-name="P2"><text:span text:style-name="T3">- Un module d'algorithmes de plus court chemin (composant principal d'une fonction de coût)</text:span></text:p>
      <text:p text:style-name="P2"><text:span text:style-name="T3">- Un modèle d'algorithmes d'affectation</text:span></text:p>
      <text:p text:style-name="P2"><text:span text:style-name="T3"/></text:p>
      <text:p text:style-name="P2"><text:span text:style-name="T3">On pourrait imaginer un module dédié au méthode d'apprentissage et au modèle d'observation mais étant donné le temps à consacrer au projet, on choisira un modèle simple, déterministe et omniscient (c'est à dire que l'on aura pas d'apprentissage, que l'on considérera avoir toujours prit la bonne décision et l'ensemble de l'environnement est connu à chaque instant par l'IA).</text:span></text:p>
      <text:p text:style-name="P2"><text:span text:style-name="T3"/></text:p>
      <text:h text:style-name="Heading_20_2" text:outline-level="2"><text:span text:style-name="T5">Module d'IA et d'environnement</text:span></text:h>
      <text:p text:style-name="Text_20_body"><text:span text:style-name="T5"/></text:p>
      <text:p text:style-name="P4"><text:span text:style-name="T5">Il s'agit du module de plus « haut niveau » qui doit donner une API simple permettant de décrire un environnement spatial et ses objets (unités, tâches, obstacles), les contraintes liées aux tâches et enfin de quoi concevoir des stratégies données à l'IA (qu'on pourra intervertir pour par exemple constater de leurs différents effets).</text:span></text:p>
      <text:p text:style-name="P4"><text:span text:style-name="T5"/></text:p>
      <text:p text:style-name="P4"><text:span text:style-name="T5">Il devrait également reposer sur une technique d'apprentissage (par exemple : Algorithmes d'apprentissage par renforcement) <text:s/>et un modèle de prise de décision (par exemple : Processus de décision markovien partiellement observable) mais comme précisé plus haut, nous n'aurons jamais le temps d'envisager divers modèles de la sorte.</text:span></text:p>
      <text:p text:style-name="P4"><text:span text:style-name="T5"/></text:p>
      <text:h text:style-name="P12" text:outline-level="2"><text:span text:style-name="T4">Module </text:span><text:span text:style-name="T3">d'indexation spatiale</text:span><text:span text:style-name="T4"> et de partitionneme</text:span><text:span text:style-name="T4">nt spatial</text:span></text:h>
      <text:p text:style-name="P8"><text:span text:style-name="T4"/></text:p>
      <text:p text:style-name="P3"><text:span text:style-name="T4">Ce module devra proposer deux choses :</text:span></text:p>
      <text:p text:style-name="P3"><text:span text:style-name="T4">1. Des structures de données permettant l'indexation et le partitionnement spatial</text:span></text:p>
      <text:p text:style-name="P3"><text:span text:style-name="T4">2. Des algorithmes permettant de réaliser l'indexation et le partitionnement</text:span></text:p>
      <text:p text:style-name="P3"><text:span text:style-name="T4"/></text:p>
      <text:p text:style-name="P3"><text:span text:style-name="T4">Il s'agira de proposer une API la plus unifiée possible pour permettre de changer de structures de données indépendamment de l'algorithme afin de pouvoir comparer leurs performances par exemple.</text:span></text:p>
      <text:p text:style-name="P3"><text:span text:style-name="T4"/></text:p>
      <text:p text:style-name="P3"><text:span text:style-name="T4">On peut citer quelques structures de données qui pourront être étudiées : les Arbre kd, R Tree, Hilbert R Tree, BSP, QuadTree...</text:span></text:p>
      <text:p text:style-name="P3"><text:span text:style-name="T4"/></text:p>
      <text:p text:style-name="P3"><text:span text:style-name="T4">L'objectif de ce module est d'avoir des algorithmes qui vont permettre à l'IA de transformer un environnement « brut », à savoir un plan avec une liste d'objets dessus, en une ou plusieurs structures plus intelligente pour réduire la complexité de certaines heuristiques de plus court chemin ou d'affectation.</text:span></text:p>
      <text:p text:style-name="P3"><text:span text:style-name="T4"/></text:p>
      <text:h text:style-name="P12" text:outline-level="2"><text:span text:style-name="T4">Module d'algorithmes de plus court chemin</text:span></text:h>
      <text:p text:style-name="P8"><text:span text:style-name="T4"/></text:p>
      <text:p text:style-name="P8"><text:span text:style-name="T4">Étant donné que nous travaillons avec une dimension spatiale, les fonctions de coûts d'affectation d'une unité à une tâche vont être majoritairement basées sur la distance à parcourir. De plus, il faudra ensuite que chaque unité puisse se déplacer vers la tâche qui lui a été affectée le plus rapidement.<text:line-break/><text:line-break/>L'objectif de ce module est donc de proposer divers algorithmes de plus court chemin, toujours avec </text:span><text:soft-page-break/><text:span text:style-name="T4">une API la plus unifiée possible.</text:span></text:p>
      <text:p text:style-name="P8"><text:span text:style-name="T4"/></text:p>
      <text:h text:style-name="P12" text:outline-level="2"><text:span text:style-name="T4">Module d'affectation</text:span></text:h>
      <text:p text:style-name="P8"><text:span text:style-name="T4"/></text:p>
      <text:p text:style-name="P9"><text:span text:style-name="T5">Il existe plusieurs approches pour l'affectation et ce module doit proposer plusieurs algorithmes pour résoudre le problème une fois l'évaluation des solutions possibles obtenues.<text:line-break/>On peut citer l'algorithme de Kuhn mais également la recherche des voisins les plus proches où l'algorithme des axes principaux.</text:span></text:p>
      <text:p text:style-name="P8"><text:span text:style-name="T4"/></text:p>
      <text:h text:style-name="P13" text:outline-level="2"><text:span text:style-name="T5">Note sur l'implémentation et les objectifs</text:span></text:h>
      <text:p text:style-name="P9"><text:span text:style-name="T5"/></text:p>
      <text:p text:style-name="P4"><text:span text:style-name="T3">Le projet étant ambitieux à la vue de la multitude des algorithmes existants tant pour le plus court chemin que pour l'indexation spatiale voire pour la description des contraintes et objectifs, le travail réalisé sera axé sur la modélisation et l'architecture du framework. L'implémentation sera partielle mais les bonnes pratiques de développement occuperont une part importante de celle-ci dans le but de valoriser le livrable et permettre une implémentation complète en dehors du cadre de ce projet et d'ajouter de nouveaux algorithmes facilement.</text:span></text:p>
      <text:p text:style-name="P4"><text:span text:style-name="T3"/></text:p>
      <text:p text:style-name="P4"><text:span text:style-name="T5">On choisira de n'implémenter qu'un algorithme de chaque module (pour pouvoir proposer une IA fonctionnelle). Notre choix s'est porté sur des algorithmes classiques </text:span><text:span text:style-name="T6">et relativement simple d'implémentation</text:span><text:span text:style-name="T5"> :</text:span></text:p>
      <text:p text:style-name="P4"><text:span text:style-name="T5">- Partitionnement : </text:span><text:span text:style-name="T6">Simple grille et </text:span><text:span text:style-name="T5">QuadTree</text:span></text:p>
      <text:p text:style-name="P4"><text:span text:style-name="T5">- Indexation : R-Tree</text:span></text:p>
      <text:p text:style-name="P5"><text:span text:style-name="T6">- Plus Court Chemin : A*</text:span></text:p>
      <text:p text:style-name="P5"><text:span text:style-name="T6">- Affectation : Méthode hongroise</text:span></text:p>
      <text:p text:style-name="P4"><text:span text:style-name="T5"/></text:p>
      <text:p text:style-name="P4"><text:span text:style-name="T5"/></text:p>
      <text:h text:style-name="P11" text:outline-level="1"><text:span text:style-name="T7">L’Application</text:span></text:h>
      <text:h text:style-name="P14" text:outline-level="2"><text:span text:style-name="T3">Description du système et objectifs</text:span></text:h>
      <text:p text:style-name="P10"><text:span text:style-name="T3"/></text:p>
      <text:p text:style-name="P10"><text:span text:style-name="T6">L'application servira de démonstration à l'IA construite avec le Framework. Il s'agira d'un petit jeu de stratégies en temps réel.</text:span></text:p>
      <text:p text:style-name="P10"><text:span text:style-name="T6">L'environnement sera une carte 2D avec des murs (les obstacles), des ouvriers (les ressources), et des mines d'or et des mines de pierres (les tâches, qui sont donc au nombre de deux). L'action de miner durera un certain temps qui occupera un ouvrier et lui permettra de faire augmenter le compteur général d'or ou de pierres.</text:span></text:p>
      <text:p text:style-name="P10"><text:span text:style-name="T6"/></text:p>
      <text:p text:style-name="P10"><text:span text:style-name="T6">Les fonctionnalités suivantes permettront à l'utilisateur d'interagir avec le monde pour voir la réaction de l'IA :</text:span></text:p>
      <text:p text:style-name="P10"><text:span text:style-name="T6">- Supprimer / Créer un ouvrier</text:span></text:p>
      <text:p text:style-name="P10"><text:span text:style-name="T6">- Augmenter / Diminuer le nombre d'or / pierres en réserve</text:span></text:p>
      <text:p text:style-name="P10"><text:soft-page-break/><text:span text:style-name="T6">- Fixer un ratio entre or et pierres</text:span></text:p>
      <text:p text:style-name="P10"><text:span text:style-name="T6">- Fixer un objectif à atteindre pour l'or ou/et la pierre</text:span></text:p>
      <text:p text:style-name="P10"><text:span text:style-name="T6"/></text:p>
      <text:p text:style-name="P10"><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6T19:32:06</meta:creation-date>
    <dc:date>2013-03-06T21:30:46</dc:date>
    <meta:editing-duration>PT19M37S</meta:editing-duration>
    <meta:editing-cycles>3</meta:editing-cycles>
    <meta:generator>LibreOffice/3.6$Linux_X86_64 LibreOffice_project/360m1$Build-2</meta:generator>
    <meta:document-statistic meta:table-count="0" meta:image-count="0" meta:object-count="0" meta:page-count="4" meta:paragraph-count="55" meta:word-count="1093" meta:character-count="7240" meta:non-whitespace-character-count="6198"/>
  </office:meta>
</office:document-meta>
</file>